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511cm"/>
    </style:style>
    <style:style style:name="gr2" style:family="graphic" style:parent-style-name="standard">
      <style:graphic-properties draw:stroke="none" draw:fill="none" fo:min-height="0.553cm"/>
    </style:style>
    <style:style style:name="gr3" style:family="graphic" style:parent-style-name="standard">
      <style:graphic-properties draw:stroke="none" draw:fill="none" fo:min-height="0.564cm"/>
    </style:style>
    <style:style style:name="gr4" style:family="graphic" style:parent-style-name="standard">
      <style:graphic-properties draw:stroke="none" draw:fill="none" fo:min-height="0.447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453cm" svg:height="0.761cm" svg:x="0.601cm" svg:y="0.326cm">
          <draw:text-box>
            <text:p><text:span text:style-name="T1"><text:s/></text:span><text:span text:style-name="T1">د <text:s text:c="2"/>ڈ <text:s text:c="3"/>ذ</text:span></text:p>
          </draw:text-box>
        </draw:frame>
        <draw:frame draw:style-name="gr2" draw:layer="layout" svg:width="0.637cm" svg:height="0.803cm" svg:x="2.679cm" svg:y="0.543cm">
          <draw:text-box>
            <text:p><text:span text:style-name="T2">ذ</text:span></text:p>
          </draw:text-box>
        </draw:frame>
        <draw:frame draw:style-name="gr2" draw:layer="layout" svg:width="0.637cm" svg:height="0.803cm" svg:x="5.673cm" svg:y="0.504cm">
          <draw:text-box>
            <text:p><text:span text:style-name="T2">ڈ</text:span></text:p>
          </draw:text-box>
        </draw:frame>
        <draw:frame draw:style-name="gr2" draw:layer="layout" svg:width="0.637cm" svg:height="0.803cm" svg:x="2.682cm" svg:y="1.119cm">
          <draw:text-box>
            <text:p><text:span text:style-name="T2">د</text:span></text:p>
          </draw:text-box>
        </draw:frame>
        <draw:frame draw:style-name="gr3" draw:layer="layout" svg:width="0.637cm" svg:height="0.814cm" svg:x="4.82cm" svg:y="0.752cm">
          <draw:text-box>
            <text:p><text:span text:style-name="T2">ر</text:span></text:p>
          </draw:text-box>
        </draw:frame>
        <draw:frame draw:style-name="gr4" draw:layer="layout" svg:width="0.612cm" svg:height="0.697cm" svg:x="1.977cm" svg:y="0.27cm">
          <draw:text-box>
            <text:p><text:span text:style-name="T1">ر</text:span></text:p>
          </draw:text-box>
        </draw:frame>
        <draw:frame draw:style-name="gr5" draw:layer="layout" svg:width="1.578cm" svg:height="2.571cm" svg:x="0.858cm" svg:y="0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217cm" svg:height="1.279cm" svg:x="6.276cm" svg:y="1.8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7cm" svg:height="0.803cm" svg:x="5.685cm" svg:y="0.79cm">
          <draw:text-box>
            <text:p><text:span text:style-name="T2">د</text:span></text:p>
          </draw:text-box>
        </draw:frame>
        <draw:frame draw:style-name="gr2" draw:layer="layout" svg:width="0.637cm" svg:height="0.803cm" svg:x="2.664cm" svg:y="0.843cm">
          <draw:text-box>
            <text:p><text:span text:style-name="T2">ڈ</text:span></text:p>
          </draw:text-box>
        </draw:frame>
        <draw:frame draw:style-name="gr4" draw:layer="layout" svg:width="0.612cm" svg:height="0.697cm" svg:x="7.005cm" svg:y="1.373cm">
          <draw:text-box>
            <text:p><text:span text:style-name="T1">ر</text:span></text:p>
          </draw:text-box>
        </draw:frame>
        <draw:frame draw:style-name="gr2" draw:layer="layout" svg:width="0.637cm" svg:height="0.803cm" svg:x="6.527cm" svg:y="1.37cm">
          <draw:text-box>
            <text:p><text:span text:style-name="T2">د</text:span></text:p>
          </draw:text-box>
        </draw:frame>
        <draw:frame draw:style-name="gr2" draw:layer="layout" svg:width="0.637cm" svg:height="0.803cm" svg:x="6.139cm" svg:y="1.376cm">
          <draw:text-box>
            <text:p><text:span text:style-name="T2">ڈ</text:span></text:p>
          </draw:text-box>
        </draw:frame>
        <draw:frame draw:style-name="gr2" draw:layer="layout" svg:width="0.625cm" svg:height="0.803cm" svg:x="7.231cm" svg:y="0.581cm">
          <draw:text-box>
            <text:p><text:span text:style-name="T2">ر</text:span></text:p>
          </draw:text-box>
        </draw:frame>
        <draw:g>
          <draw:polygon draw:style-name="gr6" draw:text-style-name="P2" draw:layer="layout" svg:width="0.429cm" svg:height="0cm" svg:x="6.842cm" svg:y="1.038cm" svg:viewBox="0 0 430 0" draw:points="0,0 430,0">
            <text:p/>
          </draw:polygon>
          <draw:g>
            <draw:polygon draw:style-name="gr7" draw:text-style-name="P2" draw:layer="layout" svg:width="0.429cm" svg:height="0cm" svg:x="6.167cm" svg:y="0.884cm" svg:viewBox="0 0 430 0" draw:points="0,0 430,0">
              <text:p/>
            </draw:polygon>
            <draw:polygon draw:style-name="gr8" draw:text-style-name="P2" draw:layer="layout" svg:width="0.429cm" svg:height="0cm" svg:x="6.167cm" svg:y="1.191cm" svg:viewBox="0 0 430 0" draw:points="0,0 430,0">
              <text:p/>
            </draw:polygon>
            <draw:path draw:style-name="gr9" draw:text-style-name="P2" draw:layer="layout" svg:width="0.137cm" svg:height="0.58cm" svg:x="6.497cm" svg:y="0.749cm" svg:viewBox="0 0 138 581" svg:d="m0 0c84 62 138 168 138 294 0 122-50 225-130 287">
              <text:p/>
            </draw:path>
          </draw:g>
          <draw:path draw:style-name="gr10" draw:text-style-name="P2" draw:layer="layout" svg:width="0.338cm" svg:height="0.285cm" svg:x="6.504cm" svg:y="0.755cm" svg:viewBox="0 0 339 286" svg:d="m0 0c163 0 296 117 339 286">
            <text:p/>
          </draw:path>
          <draw:path draw:style-name="gr11" draw:text-style-name="P2" draw:layer="layout" svg:width="-0.338cm" svg:height="-0.285cm" svg:x="6.845cm" svg:y="1.322cm" svg:viewBox="0 0 -339 -286" svg:d="m339 0c-163 0-296 117-339 286">
            <text:p/>
          </draw:path>
        </draw:g>
        <draw:g>
          <draw:polygon draw:style-name="gr12" draw:text-style-name="P2" draw:layer="layout" svg:width="0.699cm" svg:height="0cm" svg:x="4.237cm" svg:y="1.248cm" svg:viewBox="0 0 700 0" draw:points="0,0 700,0">
            <text:p/>
          </draw:polygon>
          <draw:g>
            <draw:polygon draw:style-name="gr13" draw:text-style-name="P2" draw:layer="layout" svg:width="0.699cm" svg:height="0cm" svg:x="3.147cm" svg:y="0.975cm" svg:viewBox="0 0 700 0" draw:points="0,0 700,0">
              <text:p/>
            </draw:polygon>
            <draw:polygon draw:style-name="gr14" draw:text-style-name="P2" draw:layer="layout" svg:width="0.699cm" svg:height="0cm" svg:x="3.147cm" svg:y="1.516cm" svg:viewBox="0 0 700 0" draw:points="0,0 700,0">
              <text:p/>
            </draw:polygon>
            <draw:path draw:style-name="gr15" draw:text-style-name="P2" draw:layer="layout" svg:width="0.223cm" svg:height="1.019cm" svg:x="3.683cm" svg:y="0.739cm" svg:viewBox="0 0 224 1020" svg:d="m0 0c137 108 224 295 224 516 0 214-81 396-211 504">
              <text:p/>
            </draw:path>
          </draw:g>
          <draw:path draw:style-name="gr16" draw:text-style-name="P2" draw:layer="layout" svg:width="0.551cm" svg:height="0.501cm" svg:x="3.696cm" svg:y="0.75cm" svg:viewBox="0 0 552 502" svg:d="m0 0c265 0 482 205 552 502">
            <text:p/>
          </draw:path>
          <draw:path draw:style-name="gr17" draw:text-style-name="P2" draw:layer="layout" svg:width="-0.551cm" svg:height="-0.501cm" svg:x="4.25cm" svg:y="1.745cm" svg:viewBox="0 0 -552 -502" svg:d="m552 0c-265 0-482 205-552 502">
            <text:p/>
          </draw:path>
          <draw:polygon draw:style-name="gr18" draw:text-style-name="P2" draw:layer="layout" svg:width="0.78cm" svg:height="0.004cm" svg:x="3.138cm" svg:y="1.225cm" svg:viewBox="0 0 781 5" draw:points="0,5 781,0">
            <text:p/>
          </draw:polygon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19:38</dc:date>
    <dc:creator>khalid khan</dc:creator>
    <meta:editing-duration>PT6H12M36S</meta:editing-duration>
    <meta:editing-cycles>25</meta:editing-cycles>
    <meta:generator>LibreOffice/3.4$Linux LibreOffice_project/340m1$Build-402</meta:generator>
    <meta:document-statistic meta:object-count="31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} 0 phantom{00} 0 #
alignl 0 phantom{0} 0 phantom{0} 1 phantom{00} 1 #
alignl 0 phantom{0} 1 phantom{0} 0 phantom{00} 1 #
alignl 0 phantom{0} 1 phantom{0} 1 phantom{00} 1 #
alignl 1 phantom{0} 0 phantom{0} 0 phantom{00} 1 #
alignl 1 phantom{0} 0 phantom{0} 1 phantom{00} 1 #
alignl 1 phantom{0} 1 phantom{0} 0 phantom{00} 1 #
alignl 1 phantom{0} 1 phantom{0} 1 phantom{00} 1 }</annotation>
  </semantics>
</math>
</file>

<file path=Object 2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</mrow>
          </mtd>
        </mtr>
      </mtable>
    </mrow>
    <annotation encoding="StarMath 5.0">stack{
alignl 0 phantom{0} 0 phantom{00} 0 #
alignl 0 phantom{0} 1 phantom{00} 1 #
alignl 1 phantom{0} 0 phantom{00} 1 #
alignl 1 phantom{0} 1 phantom{00} 1 }</annotation>
  </semantics>
</math>
</file>